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00000003057AF7F3B.png"/>
  <manifest:file-entry manifest:media-type="image/png" manifest:full-path="Pictures/10000201000001EC000000328371978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 Light" svg:font-family="'Corbel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808080" style:font-name="Consolas" fo:font-size="16pt" fo:background-color="#373737" style:font-name-asian="Consolas" style:font-size-asian="16pt" style:font-name-complex="Consolas" style:font-size-complex="16pt"/>
    </style:style>
    <style:style style:name="P4" style:family="paragraph" style:parent-style-name="Standard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l Java</text:p>
      <text:p text:style-name="P1"/>
      <text:p text:style-name="P2">Problèmes rencontrés dans le code </text:p>
      <text:p text:style-name="P2"/>
      <text:p text:style-name="P2">De manière générale :</text:p>
      <text:p text:style-name="P2">Indentation de tous les fichier pour qu'ils soient plus lisible</text:p>
      <text:p text:style-name="P2">Les imports étaient du type import java.utils.* </text:p>
      <text:p text:style-name="P2">-&gt; Remplacé par les imports de "List" et "ArrayList"</text:p>
      <text:p text:style-name="P2">Des attributs étaient en publique, je les ai passé en private</text:p>
      <text:p text:style-name="P2">-&gt;remplacé par les imports utile pour une meilleur optimisation du programme</text:p>
      <text:p text:style-name="P2"/>
      <text:p text:style-name="P2"/>
      <text:p text:style-name="P2"/>
      <text:p text:style-name="P2">Dans le fichier .Case</text:p>
      <text:p text:style-name="P2">L'attribut affichage n'est jamais appelé</text:p>
      <text:p text:style-name="P3"/>
      <text:p text:style-name="Standard">Dans le fichier Couleur :</text:p>
      <text:p text:style-name="Standard">L'énumération n'a pas besoin de constructeur n'y de getter, on appel directement l'énumération</text:p>
      <text:p text:style-name="Standard"/>
      <text:p text:style-name="Standard">Dans le fichier Game :</text:p>
      <text:p text:style-name="Standard">On appel l'objet de la classe Game et non pas la classe Game</text:p>
      <text:p text:style-name="Standard">Static a été oublié dans la fonction, et String doit être en paramètre et non pas Character</text:p>
      <text:p text:style-name="Standard">Il manque deux privates pour les attributs listeJoueurs et echiquier</text:p>
      <text:p text:style-name="Standard">On doit créer le getter de la list tab dans la classe joueur afin d'accèder a l'attribut tab par le getTab</text:p>
      <text:p text:style-name="Standard"/>
      <text:p text:style-name="Standard">Dans le fichier Joueur :</text:p>
      <text:p text:style-name="Standard">Private manquant devant list + indentation</text:p>
      <text:p text:style-name="Standard">Public doit etre devant le constructeur</text:p>
      <text:p text:style-name="Standard"/>
      <text:p text:style-name="Standard">Dans le fichier Mouvement :</text:p>
      <text:p text:style-name="Standard">Ajouter public devant interface</text:p>
      <text:p text:style-name="Standard">Ajouter public devant la méthode</text:p>
      <text:p text:style-name="Standard"/>
      <text:p text:style-name="Standard">Dasn le fichier Pièce :</text:p>
      <text:p text:style-name="Standard">Problème d'indentation ainsi qu'une méthode non implémenté dans Piece qui est dans Mouvement</text:p>
      <text:p text:style-name="Standard"/>
      <text:p text:style-name="Standard"/>
      <text:p text:style-name="Standard">Création d'un package Model pour mettre le model des pièces </text:p>
      <text:p text:style-name="Standard">Porblème : J'ai du créé des getters afin de récupérer la position de mes pièces Voir exemple ci dessous :</text:p>
      <text:p text:style-name="Standard"/>
      <text:p text:style-name="Standard"><draw:frame draw:style-name="fr1" draw:name="images2" text:anchor-type="paragraph" svg:x="0.243cm" svg:y="0.238cm" svg:width="11.247cm" svg:height="0.942cm" draw:z-index="1"><draw:image xlink:href="Pictures/10000201000001EC0000003283719789.png" xlink:type="simple" xlink:show="embed" xlink:actuate="onLoad"/></draw:frame></text:p>
      <text:p text:style-name="Standard"><draw:frame draw:style-name="fr1" draw:name="images1" text:anchor-type="paragraph" svg:x="0.164cm" svg:y="0.566cm" svg:width="10.583cm" svg:height="1.27cm" draw:z-index="0"><draw:image xlink:href="Pictures/10000201000001900000003057AF7F3B.png" xlink:type="simple" xlink:show="embed" xlink:actuate="onLoad"/></draw:frame></text:p>
      <text:p text:style-name="Standard"/>
      <text:p text:style-name="P4">Creation de la re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 Light" svg:font-family="'Corbel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1M29S</meta:editing-duration>
    <meta:editing-cycles>3</meta:editing-cycles>
    <meta:generator>OpenOffice/4.1.13$Win32 OpenOffice.org_project/4113m1$Build-9810</meta:generator>
    <dc:date>2022-11-04T15:42:19.71</dc:date>
    <meta:document-statistic meta:table-count="0" meta:image-count="2" meta:object-count="0" meta:page-count="1" meta:paragraph-count="28" meta:word-count="235" meta:character-count="1389"/>
    <dc:creator>Nico </dc:creator>
    <meta:user-defined meta:name="Info 1"/>
    <meta:user-defined meta:name="Info 2"/>
    <meta:user-defined meta:name="Info 3"/>
    <meta:user-defined meta:name="Info 4"/>
  </office:meta>
</office:document-meta>
</file>